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5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HIA, PA./</text:p>
      <text:p text:style-name="P6"/>
      <text:p text:style-name="P5">[Front Cover]</text:p>
      <text:p text:style-name="P5">On Terumah/ About schools &amp; synagogues./</text:p>
      <text:p text:style-name="P5"/>
      <text:p text:style-name="P5">[Page 1]</text:p>
      <text:p text:style-name="P5">When this Congregation worshipped[sic!] on Cherry/ street near Third, I expressed at various times a strong wish that/ the Synagogue existing there since the year 1782,/ might be changed for another more suitable, as to/ size, appearance and locality. <text:s/>Naturally, I/ quoted at some length in supported of my desire David's sayings and doings./ <text:span text:style-name="T2">in support of my desire</text:span><text:span text:style-name="T5"> For, we are told in the/ scriptures that the shepherd king contrasted, in self/ condemnation, the beauty of his own palace, built of/ choice cedar wood and costly marble, which master/ craftsmen of Phoenicia had </text:span><text:span text:style-name="T2">prepared</text:span><text:span text:style-name="T5"> constructed for him, with the/ modest Tabernacle set up in the days of Moses, as re-/-corded in our </text:span><text:span text:style-name="T6">Parashah</text:span><text:span text:style-name="T7">. <text:s/>All familiar with the/ Bible have read also a psalm, in which the sin of/ Jesse, mentions the </text:span><text:span text:style-name="T3">his</text:span><text:span text:style-name="T7"> vow he had taken not to allow his eyes to/ sleep, nor his eyelids to slumber, until he had sought/ out a fitting spot in honor of the Mighty One of/ Jacob [Hebrew]/ All that are familiar with the Bible have likewise/</text:span></text:p>
      <text:p text:style-name="P5"><text:span text:style-name="T7"/></text:p>
      <text:p text:style-name="P5"><text:span text:style-name="T7">[Page 2]</text:span></text:p>
      <text:p text:style-name="P5"><text:soft-page-break/><text:span text:style-name="T7">read towards the end of the first book of Chro-/-nicles, how munificent was David in his gifts/ for the preparation of a gorgeous Temple. <text:s/>With/ so luminous an example, shining before my memory,/ I considered myself fully justified to urge a/ change for the better. <text:s/>But soon I had occa-/-sion to regret my request, for, this comely edifice,/ which I have learnt to love, by reason of a long/ association, was not </text:span><text:span text:style-name="T3">set up</text:span><text:span text:style-name="T7"> reared, in the manner that I had/ anticipated and hoped for. <text:s/>I mean, by profuse donations and free-/will offerings. <text:s/>It</text:span><text:span text:style-name="T3">s</text:span><text:span text:style-name="T7"> owes its origin and conti-/-nuance to borrowed sums, claiming a semiannual/ interest. <text:s/>I lamented that circumstance and/ my repeated complaints, unwarrantably misin-/-terpreted, were the </text:span><text:span text:style-name="T3">cause</text:span><text:span text:style-name="T7"> motive for my being more than once cut to the quick./ <text:s/>However, I am grateful to God, because time has/ very largely, if not completely, removed the object/ of my sad disappointment, over three decades and/ a half ago. <text:s/>But today's section of the/ Torah has given additional force to the conviction/ that I now entertain. <text:s/>Brethren. <text:s/>We do not honor the Al-/mighty by handsome synagogues./</text:span></text:p>
      <text:p text:style-name="P5"><text:span text:style-name="T7"/></text:p>
      <text:p text:style-name="P5"><text:span text:style-name="T7">[Page 3]</text:span></text:p>
      <text:p text:style-name="P5"><text:span text:style-name="T7">We can glorify the Creator in a humble habitation,/ more acceptably perhaps than in very stately structures./ <text:s/>The </text:span><text:span text:style-name="T6">Midrash</text:span><text:span text:style-name="T7"> relates that when the archprophet/ was commanded to </text:span><text:span text:style-name="T3">build</text:span><text:span text:style-name="T7"> erect a sanctuary for the Lord/ [Hebrew], Moses was amazed and/ dismayed [Hebrew]. <text:s/>He asked himself. "</text:span><text:span text:style-name="T3">Can</text:span><text:span text:style-name="T7"> Dare mortals </text:span><text:span text:style-name="T3">dare</text:span><text:span text:style-name="T7"> suppose that they can raise/ a dwelling for Him, whose spirit the Universe/ in its measureless vastness cannot hold?"/ <text:s/>But a voice from on high was heard. <text:s/>It said. "Not as/ thou thinkest in the ordinance given. <text:s/>Suffice/ twenty boards on the North side, two on the/ South, and eight on the West. <text:s/>Over that nar-/-row circumference, the </text:span><text:span text:style-name="T6">Sheckinah</text:span><text:span text:style-name="T7"> will hover and/ bid benedictions to rest." <text:s/>In fact, immediately/ after the delivering of the Decalogue, we were/ taught that simply an earthen altar, on which/ we might choose to lay our offerings, would/ find acceptance from God [Hebrew]/ for, heavenly blessings were promised to descend, wherever/</text:span></text:p>
      <text:p text:style-name="P5"><text:span text:style-name="T7"/></text:p>
      <text:p text:style-name="P5"><text:span text:style-name="T7">[Page 4]</text:span></text:p>
      <text:p text:style-name="P5"><text:span text:style-name="T7">the name of the Lord is </text:span><text:span text:style-name="T3">mentioned</text:span><text:span text:style-name="T7"> invoked in pure/ sincerity [Hebrew]/ Let me not be misunderstood. <text:s/>I do not deprecate/ the grandeur of the Jerusalem Temple described in the Haftarah to correspond with the Parasha. <text:s/>That holy shrine </text:span><text:span text:style-name="T3">It</text:span><text:span text:style-name="T7"> was/ awe-inspiring, but I cannot ignore the circum-/-stance that after the death of the illustrious son/ of David who reared it, our people chafed under a yoke, too/ heavy to bear. <text:s/>In very truth, Solomon's am-/-bition to embellish his realm with buildings,/ that might ire with each other in surpas-/-sing magnificence, brought about a disrupt-/-ion of the compact nation, which his father's/ heroism had consolidated. <text:s/>It is plainly so/ stated in Holy Writ, namely: "This is the reason/ of the levy which King Solomon raised: to build/ the house of the Lord and his own house, and [?]/ and the walls of Jerusalem and Chazo and Mi-/-gidd</text:span><text:span text:style-name="T8">ó</text:span><text:span text:style-name="T9"> and Gezer"...Again: "Solomon built also/ the Nether Choron and Baalath, and Tadmor (in/ Palmyra) in the desert, and all the store cities that/ he had, and cities for his chariots and for his/ horsemen, and whatever Solomon desired to build/</text:span></text:p>
      <text:p text:style-name="P5"><text:span text:style-name="T9"/></text:p>
      <text:p text:style-name="P5"><text:span text:style-name="T9">[Page 5]</text:span></text:p>
      <text:p text:style-name="P5"><text:span text:style-name="T9">for his pleasure in Jerusalem and in Lebanon, and/ in all the land of his dominion." <text:s/>Neither can/ I ignore the more lamentable circumstance, that/ in later ages the Temple became a misleading/ fetisch[sic!] in the belief cherished by </text:span><text:span text:style-name="T4">of</text:span><text:span text:style-name="T9"> heedless Israel, who fancied/ that so long as the sacred shrine remained, God/ would not exact justice from a degenerate gene-/-ration of false notion which </text:span><text:span text:style-name="T4">just as</text:span><text:span text:style-name="T9"> Jeremiah deplored in his forceful language./ <text:s/>[Hebrew]/ "Ye come and stand before me in this house, on which/ my name is called, and ye say, we are safe to go on/ committing all abominations."/ <text:s/>Now </text:span><text:span text:style-name="T4">to</text:span><text:span text:style-name="T9"> Brethren to change subjected and speak of what concerns our own time and </text:span><text:span text:style-name="T4">our</text:span><text:span text:style-name="T9"> this land:/ I am often invited to dedicate a Synagogue, and I/ never refuse, if I can, ritually speaking, comply/ with proper consistency. <text:s/>But though ready to do so, I, as/ frequently, question myself as to the </text:span><text:span text:style-name="T10">propriety</text:span><text:span text:style-name="T9"> of that/ compliance. <text:s/>What, if the edifice bearing the ap-/-pellation of a certain congregation [Hebrew], does not belong/ to it, even in part? <text:s/>What, if the ownership can/ be claimed by some organizations, likely </text:span><text:soft-page-break/><text:span text:style-name="T9">Christian,/ or by many private individuals? <text:s/>A case/ in point was one in which I very lately assisted--/</text:span></text:p>
      <text:p text:style-name="P5"><text:span text:style-name="T9"/></text:p>
      <text:p text:style-name="P5"><text:span text:style-name="T9">[Page 6]</text:span></text:p>
      <text:p text:style-name="P5"><text:span text:style-name="T9">to hold a consecration. <text:s/>Mark this: within a stone's/ throw </text:span><text:span text:style-name="T4">from</text:span><text:span text:style-name="T9"> of that synagogue, another for the/ purpose of daily worship exists, but either/ the ambition of men to </text:span><text:span text:style-name="T4">of</text:span><text:span text:style-name="T9"> obtaining some high sounding/ title among that Jewish body, or some trifling/ differences in the liturgy, prevented the amalga-/-mation. <text:s/>In that instance, our coreligionists, who/ are in humble circumstances, burdened themselves/ with an unnecessary--and to my mode of think-/-ing--with a humiliating indebtedness. <text:s/>But/ I am assured, that many a pretentious, so/ called "temple," for the use of rich Hebrews of America, is/ also nearly crushed under the weighted of unbecom-/-ing mortgages. <text:s/>These were contracted solely to/ raise splendid buildings, abounding in luxurious/ accomodations[sic!], resounding with most elaborate/ instrumentation and choral songs, having a nu-/-merous corps of officials in the rendition of/ the service, so that those splendid buildings are/ literally groaning under a tremendous load./</text:span></text:p>
      <text:p text:style-name="P5"><text:span text:style-name="T9"/></text:p>
      <text:p text:style-name="P5"><text:span text:style-name="T9">[Page 7]</text:span></text:p>
      <text:p text:style-name="P5"><text:span text:style-name="T9">Not such was the aim and scope of our an-/-cestors, who, in their wisdom, established the/ [Hebrew]--"the synagogue," for a popular/ assemblage, </text:span><text:span text:style-name="T4">either</text:span><text:span text:style-name="T9"> --as the name denotes--</text:span><text:span text:style-name="T4">they h they did so</text:span><text:span text:style-name="T9"> perhaps during the first captivity in/ Babylon as the Talmud asserts, but surely </text:span><text:span text:style-name="T4">ar</text:span><text:span text:style-name="T9"> afterward everywhere, during the/ second Temple. <text:s/>Simplicity was to be its character-/-istic, hence the people were not unreasonably/ taxed for the privilege of attending the Divine/ service, and listening to a religious discourse./ <text:s/>But while with a view of not exposing to the/ world at large the shame of an extraordingary ex-/-penditure to support a place, ostensibly set apart/ for honoring Israel's god, levies are resorted to,/ institutions of a really sacred nature are suffered/ to languish. <text:s/>Our sages who felt that with-/-out learning there cannot be sterling piety, attached/ a higher sanctity to the School House than to the/ Synagogue [Hebrew]/ and with many such maxims, the Talmud teems./ <text:s/>A legend tells that Rabbi Tarphon, who was ex/-ceptionally wealthy, did not dispense benefactions/</text:span></text:p>
      <text:p text:style-name="P5"><text:span text:style-name="T9"/></text:p>
      <text:p text:style-name="P5"><text:span text:style-name="T9">[Page 8]</text:span></text:p>
      <text:p text:style-name="P5"><text:span text:style-name="T9">proportionately to the large means at his/ disposal. <text:s/>Rabbi Akiba, the incomparable/ patron of Jewish lore, know nevertheless and/ appreciated more than all other</text:span><text:span text:style-name="T4">s</text:span><text:span text:style-name="T9"> persons, the striking qualities of his/ contemporary and colleague. <text:s/>The two Sages met./ <text:s/>Akiba said to Tarphon: "I can make for you a very/ advantageous investment, if you will supply the/ requisite amount." <text:s/>Tarphon agreed. <text:s/>Sometime/ elapsed before the two came across with each other./ <text:s/>Finally, the opulent Rabbi called </text:span><text:span text:style-name="T4">and</text:span><text:span text:style-name="T9"> to inquire</text:span><text:span text:style-name="T4">d</text:span><text:span text:style-name="T9"> about the/ investment. <text:s/>The Rabbis walked out together, Aki-/-ba promising to show the estate which he had/ procured. <text:s/>Suddenly he made a full stop. <text:s/>"Come/ in friend" said Akiba. <text:s/>They had halted </text:span><text:span text:style-name="T4">at</text:span><text:span text:style-name="T9"> in front of a school/ house. <text:s/>A number of young pupils, receiving/ there instruction, were chanting psalms. <text:s/>The/ two stood listening. <text:s/>When the youth</text:span><text:span text:style-name="T4">s</text:span><text:span text:style-name="T9"> reached/ a sentence which reads thus [Hebrew]/ [Hebrew] "He hath dispensed his wealth,/ he hath given of it to those who need it, his/ beneficence will endure for ever, his </text:span><text:span text:style-name="T4">height</text:span><text:span text:style-name="T9"> elevation shall rise up/ gloriously",/</text:span></text:p>
      <text:p text:style-name="P5"><text:span text:style-name="T9"/></text:p>
      <text:p text:style-name="P5"><text:span text:style-name="T9">[Page 9]</text:span></text:p>
      <text:p text:style-name="P5"><text:span text:style-name="T9">Tarphon embraced his friend and said: "Aki-/-ba thou art my teacher and </text:span><text:span text:style-name="T4">noble</text:span><text:span text:style-name="T9"> moral associate" [Hebrew]/ [Hebrew]/</text:span></text:p>
      <text:p text:style-name="P5"><text:span text:style-name="T9">Brethren, were I blessed with affluence, I would/ destine a tithe thereof, as prescribed in the Torah,/ not to embellish synagogues and secure eloquent/ speech</text:span><text:span text:style-name="T4">es</text:span><text:span text:style-name="T9"> makers and mellifluous songstresses at a heavy cost, but I would plant/ schools, seminaries, academies of learning, acces-/-sible to a rising generation--a generation, alas!/ now growing in our midst, utterly destitute of/ the knowledge of our national literature./</text:span></text:p>
      <text:p text:style-name="P5"><text:span text:style-name="T9">All honor to Jacob H. Schiff, who is cre-/-dited with lifthing[sic!] </text:span><text:span text:style-name="T4">his great</text:span><text:span text:style-name="T9"> the yealry increase of his </text:span><text:soft-page-break/><text:span text:style-name="T9">wealth in such portions/ that the needy, the untutored, and the ambitious/ to rise by their talents, are benefitted[sic!]./</text:span></text:p>
      <text:p text:style-name="P5"><text:span text:style-name="T9"/></text:p>
      <text:p text:style-name="P5"><text:span text:style-name="T9"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4T11:55:17.16</meta:creation-date>
    <meta:document-statistic meta:table-count="0" meta:image-count="0" meta:object-count="0" meta:page-count="5" meta:paragraph-count="87" meta:word-count="1710" meta:character-count="10791"/>
    <dc:date>2012-05-14T13:19:05.85</dc:date>
    <dc:creator>Penn Libraries</dc:creator>
    <meta:editing-duration>PT00H04M06S</meta:editing-duration>
    <meta:editing-cycles>1</meta:editing-cycles>
    <meta:generator>OpenOffice.org/3.2$Win32 OpenOffice.org_project/320m12$Build-9483</meta:generator>
  </office:meta>
</office:document-meta>
</file>